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2">
            <text:p>Birm-2</text:p>
          </table:table-cell>
          <table:table-cell office:value-type="float" office:value="55.85">
            <text:p>55.85</text:p>
          </table:table-cell>
          <table:table-cell office:value-type="float" office:value="-4.5">
            <text:p>-4.5</text:p>
          </table:table-cell>
          <table:table-cell office:value-type="float" office:value="3572.0">
            <text:p>3572.0</text:p>
          </table:table-cell>
          <table:table-cell office:value-type="float" office:value="64.0">
            <text:p>6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8">
            <text:p>5.8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3">
            <text:p>Birm-3</text:p>
          </table:table-cell>
          <table:table-cell office:value-type="float" office:value="55.86">
            <text:p>55.86</text:p>
          </table:table-cell>
          <table:table-cell office:value-type="float" office:value="-4.5">
            <text:p>-4.5</text:p>
          </table:table-cell>
          <table:table-cell office:value-type="float" office:value="9231.0">
            <text:p>9231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B">
            <text:p>SRR-479B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620.0">
            <text:p>12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A">
            <text:p>SRR-479A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560.0">
            <text:p>12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9">
            <text:p>SRR-2009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4130.0">
            <text:p>141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1.65">
            <text:p>1.65</text:p>
          </table:table-cell>
          <table:table-cell office:value-type="float" office:value="1.65">
            <text:p>1.65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OxA-1699">
            <text:p>OxA-1699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840.0">
            <text:p>1284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B">
            <text:p>SRR-927B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922.0">
            <text:p>12922.0</text:p>
          </table:table-cell>
          <table:table-cell office:value-type="float" office:value="125.0">
            <text:p>12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A">
            <text:p>SRR-927A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694.0">
            <text:p>12694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B">
            <text:p>SRR-926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33.0">
            <text:p>12333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A">
            <text:p>SRR-926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89.0">
            <text:p>12389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B">
            <text:p>SRR-925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501.0">
            <text:p>13501.0</text:p>
          </table:table-cell>
          <table:table-cell office:value-type="float" office:value="265.0">
            <text:p>2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A">
            <text:p>SRR-925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492.0">
            <text:p>13492.0</text:p>
          </table:table-cell>
          <table:table-cell office:value-type="float" office:value="330.0">
            <text:p>3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B">
            <text:p>SRR-924B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464.0">
            <text:p>12464.0</text:p>
          </table:table-cell>
          <table:table-cell office:value-type="float" office:value="275.0">
            <text:p>2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A">
            <text:p>SRR-924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3083.0">
            <text:p>13083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1">
            <text:p>Birm-121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10560.0">
            <text:p>1056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8">
            <text:p>-3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3A">
            <text:p>SRR-923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289.0">
            <text:p>12289.0</text:p>
          </table:table-cell>
          <table:table-cell office:value-type="float" office:value="310.0">
            <text:p>3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B">
            <text:p>SRR-833B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240.0">
            <text:p>2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A">
            <text:p>SRR-833A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09">
            <text:p>GU-909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4205.0">
            <text:p>4205.0</text:p>
          </table:table-cell>
          <table:table-cell office:value-type="float" office:value="59.0">
            <text:p>59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A">
            <text:p>Birm-122A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2650.0">
            <text:p>1265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0">
            <text:p>Birm-120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9890.0">
            <text:p>989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88">
            <text:p>-1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32">
            <text:p>SRR-2032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3650.0">
            <text:p>3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4">
            <text:p>5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28">
            <text:p>SRR-2028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9290.0">
            <text:p>9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2">
            <text:p>7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8">
            <text:p>SRR-2008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0300.0">
            <text:p>10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7.46">
            <text:p>27.4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0">
            <text:p>GU-910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6293.0">
            <text:p>6293.0</text:p>
          </table:table-cell>
          <table:table-cell office:value-type="float" office:value="102.0">
            <text:p>102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1">
            <text:p>6.0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B">
            <text:p>Birm-122B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3020.0">
            <text:p>1302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1">
            <text:p>GU-911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9694.0">
            <text:p>9694.0</text:p>
          </table:table-cell>
          <table:table-cell office:value-type="float" office:value="156.0">
            <text:p>156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3">
            <text:p>Birm-13</text:p>
          </table:table-cell>
          <table:table-cell office:value-type="float" office:value="55.8">
            <text:p>55.8</text:p>
          </table:table-cell>
          <table:table-cell office:value-type="float" office:value="-4.5">
            <text:p>-4.5</text:p>
          </table:table-cell>
          <table:table-cell office:value-type="float" office:value="3513.0">
            <text:p>3513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7">
            <text:p>6.1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